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70" calcext:value-type="float">
            <text:p>670</text:p>
          </table:table-cell>
          <table:table-cell table:style-name="ce7" table:formula="of:=COUNTIF([.B7:.B999];&quot;X&quot;)" office:value-type="float" office:value="562" calcext:value-type="float">
            <text:p>562</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11" calcext:value-type="float">
            <text:p>71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15">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8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13">00/00/0000</text:date>, <text:time style:data-style-name="N2" text:time-value="19:01:28.06190176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0-13T19:01:52.677202977</dc:date>
    <meta:editing-duration>PT18H5M41S</meta:editing-duration>
    <meta:editing-cycles>656</meta:editing-cycles>
    <meta:document-statistic meta:table-count="1" meta:cell-count="4024" meta:object-count="0"/>
  </office:meta>
</office:document-meta>
</file>